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erif" fo:font-size="14pt" fo:language="en" fo:country="US" style:font-size-asian="14pt" style:font-size-complex="14pt"/>
    </style:style>
    <style:style style:name="P2" style:family="paragraph" style:parent-style-name="Standard">
      <style:text-properties style:font-name="FreeSerif" fo:font-size="14pt" fo:language="en" fo:country="US" officeooo:rsid="00151235" officeooo:paragraph-rsid="00151235" style:font-size-asian="14pt" style:font-size-complex="14pt"/>
    </style:style>
    <style:style style:name="P3" style:family="paragraph" style:parent-style-name="Standard">
      <style:text-properties style:font-name="FreeSerif" fo:font-size="14pt" fo:language="en" fo:country="US" officeooo:paragraph-rsid="00151235" style:font-size-asian="14pt" style:font-size-complex="14pt"/>
    </style:style>
    <style:style style:name="T1" style:family="text">
      <style:text-properties officeooo:rsid="0013b058"/>
    </style:style>
    <style:style style:name="T2" style:family="text">
      <style:text-properties officeooo:rsid="00151235"/>
    </style:style>
    <style:style style:name="T3" style:family="text">
      <style:text-properties officeooo:rsid="00153a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ranslation <text:span text:style-name="T1">№5</text:span></text:p>
      <text:p text:style-name="P1"><text:span text:style-name="T1">1.</text:span> It is the strong force that binds protons and neutrons together to form atomic nuclei but this force fails to affect leptons.</text:p>
      <text:p text:style-name="P1"/>
      <text:p text:style-name="P1">2. The photon is said to be a vector particle, a designation (being) given to any particle whose spin angular momentum, when measured in terms of fundamental units, is equal to <text:span text:style-name="T1">1</text:span>.</text:p>
      <text:p text:style-name="P1"/>
      <text:p text:style-name="P1">3. Calculations carried out in accordance with the unified theories of matter suggest that the average density of matter in the universe today is consistent with the primordial course of events the unified theories imply.</text:p>
      <text:p text:style-name="P1"/>
      <text:p text:style-name="P1">4. The problem is to find efficient procedures, which, if followed by the computer, would lead to an optimal solution.</text:p>
      <text:p text:style-name="P1"/>
      <text:p text:style-name="P1">5. The high-frequency ends of the plots happened to have departures from a simple Debye behaviour.</text:p>
      <text:p text:style-name="P1"/>
      <text:p text:style-name="P1">6. Furthermore, as far as the restriction imposed is concerned it might be attributed to some excessive amounts of energy.</text:p>
      <text:p text:style-name="P1"/>
      <text:p text:style-name="P1">7. Formulating the theory of quantum electrodynamics and proving its consistency was a labor of some 20 years begun as early as in the 1920's by Dirac and essentially completed in about 1948 by Feyman and others.</text:p>
      <text:p text:style-name="P1"/>
      <text:p text:style-name="P1">8. We should admit that there was no general argument concerning the nature of radiation, nor was there any convincing evidence in favour of the energy associated with the radiation.</text:p>
      <text:p text:style-name="P1"/>
      <text:p text:style-name="P2">9. A short discharge period creating the conditions needed for a reaction to uccur is followed by cooling the reaction products due to interactions between the products and cold walls of the reacror.</text:p>
      <text:p text:style-name="P3"/>
      <text:p text:style-name="P3"><text:span text:style-name="T2">10. The most pluasible </text:span>explanation for the blue- and red-shifte<text:span text:style-name="T2">d</text:span> <text:span text:style-name="T2">high-frequency</text:span> flows <text:span text:style-name="T2">is </text:span>that they are not gravitationally <text:span text:style-name="T2">c</text:span>onfined. <text:span text:style-name="T2">Instead, they are somehow </text:span>being driven outward by the <text:span text:style-name="T2">c</text:span>entral <text:span text:style-name="T2">object in two </text:span>streams, one stream aimed roughly in our direction and the other aimed away from us.</text:p>
      <text:p text:style-name="P3"/>
      <text:p text:style-name="P1"><text:span text:style-name="T2">11</text:span>. The Voyager images suggested tha<text:span text:style-name="T2">t all but one</text:span> <text:span text:style-name="T3">or </text:span>possibly two of the moons of Saturn did rotate synchronously.</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2:27:17.158036241</meta:creation-date>
    <dc:date>2019-10-19T12:49:34.461888351</dc:date>
    <meta:editing-duration>PT1M56S</meta:editing-duration>
    <meta:editing-cycles>1</meta:editing-cycles>
    <meta:generator>LibreOffice/6.2.7.1$Linux_X86_64 LibreOffice_project/20$Build-1</meta:generator>
    <meta:document-statistic meta:table-count="0" meta:image-count="0" meta:object-count="0" meta:page-count="1" meta:paragraph-count="13" meta:word-count="315" meta:character-count="1881" meta:non-whitespace-character-count="1577"/>
  </office:meta>
</office:document-meta>
</file>